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000000" draw:fill="none" draw:fill-color="#000000" draw:textarea-vertical-align="middle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1" style:family="graphic" style:parent-style-name="objectwithoutfill">
      <style:graphic-properties svg:stroke-color="#000000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13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4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6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solid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4.072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929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5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3" style:family="graphic" style:parent-style-name="standard">
      <style:graphic-properties draw:stroke="none" svg:stroke-color="#000000" draw:fill="none" draw:fill-color="#ffffff" fo:min-height="0.477cm"/>
    </style:style>
    <style:style style:name="gr54" style:family="graphic" style:parent-style-name="standard">
      <style:graphic-properties draw:fill-color="#ffffff" draw:opacity="0%" draw:textarea-horizontal-align="justify" draw:textarea-vertical-align="middle" draw:auto-grow-height="false" fo:min-height="0.828cm" fo:min-width="0cm" draw:shadow="hidden" draw:shadow-opacity="0%"/>
    </style:style>
    <style:style style:name="gr55" style:family="graphic" style:parent-style-name="standard">
      <style:graphic-properties draw:fill-color="#ffffff" draw:opacity="0%" draw:textarea-horizontal-align="justify" draw:textarea-vertical-align="middle" draw:auto-grow-height="false" fo:min-height="0.827cm" fo:min-width="0cm" draw:shadow="hidden" draw:shadow-opacity="0%"/>
    </style:style>
    <style:style style:name="gr56" style:family="graphic" style:parent-style-name="standard">
      <style:graphic-properties draw:fill-color="#ffffff" draw:opacity="0%" draw:textarea-horizontal-align="justify" draw:textarea-vertical-align="middle" draw:auto-grow-height="false" fo:min-height="0.648cm" fo:min-width="0cm" draw:shadow="hidden" draw:shadow-opacity="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7cm" fo:min-width="0.159cm" draw:shadow="hidden"/>
    </style:style>
    <style:style style:name="gr58" style:family="graphic" style:parent-style-name="standard">
      <style:graphic-properties draw:stroke="none" svg:stroke-color="#000000" draw:fill="none" draw:fill-color="#ffffff" fo:min-height="1.02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60" style:family="graphic" style:parent-style-name="standard">
      <style:graphic-properties draw:stroke="none" svg:stroke-color="#000000" draw:fill="none" draw:fill-color="#ffffff" fo:min-height="0.399cm"/>
    </style:style>
    <style:style style:name="gr61" style:family="graphic" style:parent-style-name="standard">
      <style:graphic-properties draw:stroke="none" svg:stroke-color="#000000" draw:fill="none" draw:fill-color="#ffffff" fo:min-height="3.571cm"/>
    </style:style>
    <style:style style:name="gr62" style:family="graphic" style:parent-style-name="standard">
      <style:graphic-properties draw:stroke="none" svg:stroke-color="#000000" draw:fill="none" draw:fill-color="#ffffff" fo:min-height="2.798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64" style:family="graphic" style:parent-style-name="objectwithoutfill">
      <style:graphic-properties draw:stroke="dash" draw:stroke-dash="Ultrafine_20_Dashed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fo:min-height="3.333cm"/>
    </style:style>
    <style:style style:name="gr66" style:family="graphic" style:parent-style-name="standard">
      <style:graphic-properties draw:stroke="none" svg:stroke-color="#000000" draw:fill="none" draw:fill-color="#ffffff" fo:min-height="2.143cm"/>
    </style:style>
    <style:style style:name="gr67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="none" draw:fill-color="#ffffff"/>
      <style:text-properties fo:font-size="6.5pt" style:font-size-asian="18pt" style:font-size-complex="18pt"/>
    </style:style>
    <style:style style:name="P35" style:family="paragraph">
      <loext:graphic-properties draw:fill="none" draw:fill-color="#ffffff"/>
      <style:text-properties fo:font-size="7pt" style:font-size-asian="18pt" style:font-size-complex="18pt"/>
    </style:style>
    <style:style style:name="P36" style:family="paragraph">
      <loext:graphic-properties draw:fill="none" draw:fill-color="#ffffff"/>
      <style:paragraph-properties fo:text-align="end"/>
      <style:text-properties fo:font-size="5pt" style:font-size-asian="18pt" style:font-size-complex="18pt"/>
    </style:style>
    <style:style style:name="P37" style:family="paragraph">
      <style:paragraph-properties>
        <style:tab-stops>
          <style:tab-stop style:position="2.001cm"/>
        </style:tab-stops>
      </style:paragraph-properties>
    </style:style>
    <style:style style:name="P38" style:family="paragraph">
      <loext:graphic-properties draw:fill="none" draw:fill-color="#ffffff"/>
      <style:paragraph-properties>
        <style:tab-stops>
          <style:tab-stop style:position="2.001cm"/>
        </style:tab-stops>
      </style:paragraph-properties>
      <style:text-properties fo:font-size="6pt" style:font-size-asian="18pt" style:font-size-complex="18pt"/>
    </style:style>
    <style:style style:name="P39" style:family="paragraph">
      <style:paragraph-properties>
        <style:tab-stops>
          <style:tab-stop style:position="0.464cm"/>
          <style:tab-stop style:position="1.282cm"/>
        </style:tab-stops>
      </style:paragraph-properties>
    </style:style>
    <style:style style:name="P40" style:family="paragraph">
      <loext:graphic-properties draw:fill="none" draw:fill-color="#ffffff"/>
      <style:paragraph-properties>
        <style:tab-stops>
          <style:tab-stop style:position="0.464cm"/>
          <style:tab-stop style:position="1.282cm"/>
        </style:tab-stops>
      </style:paragraph-properties>
      <style:text-properties fo:font-size="6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.5pt" style:font-size-asian="18pt" style:font-size-complex="18pt"/>
    </style:style>
    <style:style style:name="T10" style:family="text">
      <style:text-properties fo:font-size="7pt" style:font-size-asian="18pt" style:font-size-complex="18pt"/>
    </style:style>
    <style:style style:name="T11" style:family="text">
      <style:text-properties fo:font-size="5pt" style:font-size-asian="18pt" style:font-size-complex="18pt"/>
    </style:style>
    <style:style style:name="T1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vin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gnd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7" draw:text-style-name="P7" draw:layer="layout" svg:x1="8.874cm" svg:y1="9.382cm" svg:x2="24.749cm" svg:y2="9.382cm">
          <text:p/>
        </draw:line>
        <draw:custom-shape draw:style-name="gr8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5.699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te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9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08cm" svg:y1="9.128cm" svg:x2="6.461cm" svg:y2="9.128cm">
          <text:p/>
        </draw:line>
        <draw:line draw:style-name="gr11" draw:text-style-name="P1" draw:layer="layout" svg:x1="5.826cm" svg:y1="8.874cm" svg:x2="6.461cm" svg:y2="8.874cm">
          <text:p/>
        </draw:line>
        <draw:line draw:style-name="gr11" draw:text-style-name="P1" draw:layer="layout" svg:x1="5.572cm" svg:y1="8.62cm" svg:x2="6.461cm" svg:y2="8.62cm">
          <text:p/>
        </draw:line>
        <draw:custom-shape draw:style-name="gr12" draw:text-style-name="P12" draw:layer="layout" svg:width="0.254cm" svg:height="1.016cm" svg:x="6.461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5.318cm" svg:y1="16.24cm" svg:x2="5.3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81cm" svg:y1="16.24cm" svg:x2="4.81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064cm" svg:y1="16.24cm" svg:x2="5.064cm" svg:y2="7.604cm">
          <text:p text:style-name="P6"><text:span text:style-name="T2">drx</text:span></text:p>
          <text:p text:style-name="P6"><text:span text:style-name="T2"/></text:p>
        </draw:line>
        <draw:line draw:style-name="gr14" draw:text-style-name="P7" draw:layer="layout" svg:x1="2.27cm" svg:y1="19.542cm" svg:x2="2.27cm" svg:y2="4.683cm">
          <text:p text:style-name="P6"><text:span text:style-name="T2">usb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097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2.524cm" svg:y1="19.542cm" svg:x2="2.524cm" svg:y2="4.937cm">
          <text:p text:style-name="P6"><text:span text:style-name="T2">air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44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3" draw:layer="layout" svg:x1="5.064cm" svg:y1="7.604cm" svg:x2="6.588cm" svg:y2="7.604cm">
          <text:p/>
        </draw:line>
        <draw:line draw:style-name="gr11" draw:text-style-name="P1" draw:layer="layout" svg:x1="4.81cm" svg:y1="7.35cm" svg:x2="6.588cm" svg:y2="7.35cm">
          <text:p/>
        </draw:line>
        <draw:line draw:style-name="gr11" draw:text-style-name="P1" draw:layer="layout" svg:x1="4.556cm" svg:y1="6.842cm" svg:x2="6.588cm" svg:y2="6.842cm">
          <text:p/>
        </draw:line>
        <draw:line draw:style-name="gr16" draw:text-style-name="P1" draw:layer="layout" svg:x1="5.318cm" svg:y1="7.858cm" svg:x2="6.588cm" svg:y2="7.858cm">
          <text:p/>
        </draw:line>
        <draw:line draw:style-name="gr11" draw:text-style-name="P1" draw:layer="layout" svg:x1="4.302cm" svg:y1="6.588cm" svg:x2="6.588cm" svg:y2="6.588cm">
          <text:p/>
        </draw:line>
        <draw:line draw:style-name="gr11" draw:text-style-name="P1" draw:layer="layout" svg:x1="4.048cm" svg:y1="6.334cm" svg:x2="6.588cm" svg:y2="6.334cm">
          <text:p/>
        </draw:line>
        <draw:line draw:style-name="gr17" draw:text-style-name="P1" draw:layer="layout" svg:x1="3.794cm" svg:y1="5.953cm" svg:x2="6.334cm" svg:y2="5.953cm">
          <text:p/>
        </draw:line>
        <draw:line draw:style-name="gr17" draw:text-style-name="P1" draw:layer="layout" svg:x1="3.54cm" svg:y1="5.699cm" svg:x2="6.334cm" svg:y2="5.699cm">
          <text:p/>
        </draw:line>
        <draw:line draw:style-name="gr6" draw:text-style-name="P7" draw:layer="layout" svg:x1="3.032cm" svg:y1="19.542cm" svg:x2="3.032cm" svg:y2="16.748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3.286cm" svg:y1="19.542cm" svg:x2="3.286cm" svg:y2="5.445cm">
          <text:p text:style-name="P6"><text:span text:style-name="T2">mgnd</text:span></text:p>
          <text:p text:style-name="P6"><text:span text:style-name="T2"/></text:p>
        </draw:line>
        <draw:line draw:style-name="gr17" draw:text-style-name="P1" draw:layer="layout" svg:x1="3.286cm" svg:y1="5.445cm" svg:x2="6.334cm" svg:y2="5.445cm">
          <text:p/>
        </draw:line>
        <draw:line draw:style-name="gr17" draw:text-style-name="P1" draw:layer="layout" svg:x1="3.032cm" svg:y1="5.191cm" svg:x2="6.334cm" svg:y2="5.191cm">
          <text:p/>
        </draw:line>
        <draw:line draw:style-name="gr4" draw:text-style-name="P7" draw:layer="layout" svg:x1="6.715cm" svg:y1="8.874cm" svg:x2="7.858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715cm" svg:y1="8.62cm" svg:x2="8.112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272cm 13.7cm)">
          <text:p text:style-name="P4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715cm" svg:y1="9.128cm" svg:x2="9.128cm" svg:y2="9.128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dgnd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stepen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d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custom-shape draw:style-name="gr5" draw:text-style-name="P8" draw:layer="layout" svg:width="1.27cm" svg:height="1.27cm" svg:x="7.5cm" svg:y="9.523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dgnd</text:span></text:p>
          <text:p text:style-name="P6"><text:span text:style-name="T2"/></text:p>
        </draw:line>
        <draw:line draw:style-name="gr14" draw:text-style-name="P7" draw:layer="layout" svg:x1="18.399cm" svg:y1="12.43cm" svg:x2="18.399cm" svg:y2="8.874cm">
          <text:p text:style-name="P6"><text:span text:style-name="T2">usb</text:span></text:p>
          <text:p text:style-name="P6"><text:span text:style-name="T2"/></text:p>
        </draw:line>
        <draw:line draw:style-name="gr14" draw:text-style-name="P7" draw:layer="layout" svg:x1="17.891cm" svg:y1="12.43cm" svg:x2="17.891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4.937cm" svg:x2="6.588cm" svg:y2="4.937cm">
          <text:p/>
        </draw:line>
        <draw:line draw:style-name="gr22" draw:text-style-name="P1" draw:layer="layout" svg:x1="2.27cm" svg:y1="4.683cm" svg:x2="6.588cm" svg:y2="4.683cm">
          <text:p/>
        </draw:line>
        <draw:line draw:style-name="gr13" draw:text-style-name="P7" draw:layer="layout" svg:x1="6.588cm" svg:y1="7.858cm" svg:x2="18.0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937cm" svg:y1="15.351cm" svg:x2="17.383cm" svg:y2="15.351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6.588cm" svg:x2="19.288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6.588cm" svg:y1="6.334cm" svg:x2="19.542cm" svg:y2="6.334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5.953cm" svg:x2="19.796cm" svg:y2="5.953cm">
          <text:p text:style-name="P6"><text:span text:style-name="T2">dgnd</text:span></text:p>
          <text:p text:style-name="P6"><text:span text:style-name="T2"/></text:p>
        </draw:line>
        <draw:line draw:style-name="gr6" draw:text-style-name="P7" draw:layer="layout" svg:x1="6.588cm" svg:y1="5.699cm" svg:x2="20.05cm" svg:y2="5.699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5.445cm" svg:x2="20.304cm" svg:y2="5.445cm">
          <text:p text:style-name="P6"><text:span text:style-name="T2">mgnd</text:span></text:p>
          <text:p text:style-name="P6"><text:span text:style-name="T2"/></text:p>
        </draw:line>
        <draw:line draw:style-name="gr6" draw:text-style-name="P7" draw:layer="layout" svg:x1="6.588cm" svg:y1="5.191cm" svg:x2="20.558cm" svg:y2="5.191cm">
          <text:p text:style-name="P6"><text:span text:style-name="T2">vin</text:span></text:p>
          <text:p text:style-name="P6"><text:span text:style-name="T2"/></text:p>
        </draw:line>
        <draw:line draw:style-name="gr14" draw:text-style-name="P7" draw:layer="layout" svg:x1="6.588cm" svg:y1="4.937cm" svg:x2="20.812cm" svg:y2="4.937cm">
          <text:p text:style-name="P6"><text:span text:style-name="T2">air</text:span></text:p>
          <text:p text:style-name="P6"><text:span text:style-name="T2"/></text:p>
        </draw:line>
        <draw:line draw:style-name="gr14" draw:text-style-name="P7" draw:layer="layout" svg:x1="6.588cm" svg:y1="4.683cm" svg:x2="21.066cm" svg:y2="4.683cm">
          <text:p text:style-name="P6"><text:span text:style-name="T2">usb</text:span></text:p>
          <text:p text:style-name="P6"><text:span text:style-name="T2"/></text:p>
        </draw:line>
        <draw:line draw:style-name="gr4" draw:text-style-name="P7" draw:layer="layout" svg:x1="6.588cm" svg:y1="7.356cm" svg:x2="18.526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7.604cm" svg:x2="18.272cm" svg:y2="7.604cm">
          <text:p text:style-name="P6"><text:span text:style-name="T2">drx</text:span></text:p>
          <text:p text:style-name="P6"><text:span text:style-name="T2"/></text:p>
        </draw:line>
        <draw:line draw:style-name="gr11" draw:text-style-name="P1" draw:layer="layout" svg:x1="18.272cm" svg:y1="7.604cm" svg:x2="18.272cm" svg:y2="8.62cm">
          <text:p/>
        </draw:line>
        <draw:line draw:style-name="gr11" draw:text-style-name="P1" draw:layer="layout" svg:x1="18.526cm" svg:y1="7.35cm" svg:x2="18.526cm" svg:y2="8.62cm">
          <text:p/>
        </draw:line>
        <draw:line draw:style-name="gr16" draw:text-style-name="P1" draw:layer="layout" svg:x1="18.018cm" svg:y1="7.858cm" svg:x2="18.018cm" svg:y2="8.62cm">
          <text:p/>
        </draw:line>
        <draw:line draw:style-name="gr11" draw:text-style-name="P1" draw:layer="layout" svg:x1="19.034cm" svg:y1="6.842cm" svg:x2="19.034cm" svg:y2="8.62cm">
          <text:p/>
        </draw:line>
        <draw:line draw:style-name="gr11" draw:text-style-name="P1" draw:layer="layout" svg:x1="19.288cm" svg:y1="6.588cm" svg:x2="19.288cm" svg:y2="8.62cm">
          <text:p/>
        </draw:line>
        <draw:line draw:style-name="gr11" draw:text-style-name="P1" draw:layer="layout" svg:x1="19.542cm" svg:y1="6.334cm" svg:x2="19.542cm" svg:y2="8.62cm">
          <text:p/>
        </draw:line>
        <draw:line draw:style-name="gr17" draw:text-style-name="P1" draw:layer="layout" svg:x1="19.796cm" svg:y1="5.953cm" svg:x2="19.796cm" svg:y2="8.62cm">
          <text:p/>
        </draw:line>
        <draw:line draw:style-name="gr17" draw:text-style-name="P1" draw:layer="layout" svg:x1="20.05cm" svg:y1="5.699cm" svg:x2="20.05cm" svg:y2="8.62cm">
          <text:p/>
        </draw:line>
        <draw:line draw:style-name="gr17" draw:text-style-name="P1" draw:layer="layout" svg:x1="20.304cm" svg:y1="5.445cm" svg:x2="20.304cm" svg:y2="8.62cm">
          <text:p/>
        </draw:line>
        <draw:line draw:style-name="gr17" draw:text-style-name="P1" draw:layer="layout" svg:x1="20.558cm" svg:y1="5.191cm" svg:x2="20.558cm" svg:y2="8.62cm">
          <text:p/>
        </draw:line>
        <draw:line draw:style-name="gr22" draw:text-style-name="P1" draw:layer="layout" svg:x1="20.812cm" svg:y1="4.937cm" svg:x2="20.812cm" svg:y2="8.62cm">
          <text:p/>
        </draw:line>
        <draw:line draw:style-name="gr22" draw:text-style-name="P1" draw:layer="layout" svg:x1="21.066cm" svg:y1="4.683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Bee Wire Routing</text:span></text:p>
          <text:p text:style-name="P16"><text:span text:style-name="T1">Craig Hollabaugh</text:span></text:p>
          <text:p text:style-name="P16"><text:span text:style-name="T1">1810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20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0.398cm" svg:y1="14.335cm" svg:x2="10.398cm" svg:y2="2.651cm">
          <text:p/>
        </draw:line>
        <draw:line draw:style-name="gr26" draw:text-style-name="P7" draw:layer="layout" svg:x1="9.382cm" svg:y1="13.065cm" svg:x2="9.382cm" svg:y2="2.651cm">
          <text:p/>
        </draw:line>
        <draw:line draw:style-name="gr26" draw:text-style-name="P7" draw:layer="layout" svg:x1="9.636cm" svg:y1="13.319cm" svg:x2="9.636cm" svg:y2="2.651cm">
          <text:p/>
        </draw:line>
        <draw:line draw:style-name="gr26" draw:text-style-name="P7" draw:layer="layout" svg:x1="8.62cm" svg:y1="9.509cm" svg:x2="8.62cm" svg:y2="5.191cm">
          <text:p/>
        </draw:line>
        <draw:line draw:style-name="gr26" draw:text-style-name="P7" draw:layer="layout" svg:x1="8.366cm" svg:y1="9.509cm" svg:x2="8.366cm" svg:y2="5.445cm">
          <text:p/>
        </draw:line>
        <draw:line draw:style-name="gr25" draw:text-style-name="P18" draw:layer="layout" svg:x1="7.858cm" svg:y1="9.509cm" svg:x2="7.858cm" svg:y2="8.874cm">
          <text:p/>
        </draw:line>
        <draw:line draw:style-name="gr25" draw:text-style-name="P18" draw:layer="layout" svg:x1="8.112cm" svg:y1="9.509cm" svg:x2="8.112cm" svg:y2="8.62cm">
          <text:p/>
        </draw:line>
        <draw:line draw:style-name="gr27" draw:text-style-name="P18" draw:layer="layout" svg:x1="3.286cm" svg:y1="13.319cm" svg:x2="9.636cm" svg:y2="13.319cm">
          <text:p/>
        </draw:line>
        <draw:line draw:style-name="gr27" draw:text-style-name="P18" draw:layer="layout" svg:x1="3.032cm" svg:y1="13.065cm" svg:x2="9.382cm" svg:y2="13.06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9.636cm" svg:y2="2.778cm">
          <text:p/>
        </draw:line>
        <draw:line draw:style-name="gr27" draw:text-style-name="P18" draw:layer="layout" svg:x1="4.175cm" svg:y1="19.415cm" svg:x2="3.286cm" svg:y2="19.415cm">
          <text:p/>
        </draw:line>
        <draw:line draw:style-name="gr28" draw:text-style-name="P18" draw:layer="layout" svg:x1="3.032cm" svg:y1="18.653cm" svg:x2="4.048cm" svg:y2="18.653cm">
          <text:p/>
        </draw:line>
        <draw:line draw:style-name="gr27" draw:text-style-name="P18" draw:layer="layout" svg:x1="4.175cm" svg:y1="19.415cm" svg:x2="4.175cm" svg:y2="19.288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OWER</text:span></text:p>
          </draw:text-box>
        </draw:frame>
        <draw:line draw:style-name="gr31" draw:text-style-name="P18" draw:layer="layout" svg:x1="3.159cm" svg:y1="14.843cm" svg:x2="6.334cm" svg:y2="14.843cm">
          <text:p/>
        </draw:line>
        <draw:line draw:style-name="gr13" draw:text-style-name="P7" draw:layer="layout" svg:x1="6.334cm" svg:y1="16.24cm" svg:x2="6.334cm" svg:y2="14.843cm">
          <text:p text:style-name="P6"><text:span text:style-name="T2">msens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le</text:span></text:p>
          <text:p text:style-name="P23"><text:span text:style-name="T2">sta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20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572cm" svg:height="0.254cm" svg:x="17.764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429cm" svg:height="0.254cm" svg:x="17.764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3.032cm" svg:y1="16.748cm" svg:x2="3.032cm" svg:y2="5.191cm">
          <text:p/>
        </draw:line>
        <draw:custom-shape draw:style-name="gr47" draw:text-style-name="P5" draw:layer="layout" svg:width="0.889cm" svg:height="0.254cm" draw:transform="rotate (1.5707963267949) translate (2.905cm 15.605cm)">
          <text:p text:style-name="P4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8" draw:layer="layout" svg:x1="1.508cm" svg:y1="14.081cm" svg:x2="20.177cm" svg:y2="14.081cm">
          <text:p/>
        </draw:line>
        <draw:custom-shape draw:style-name="gr49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48" draw:text-style-name="P18" draw:layer="layout" svg:x1="1.462cm" svg:y1="20.431cm" svg:x2="1.462cm" svg:y2="14.081cm">
          <text:p/>
        </draw:line>
        <draw:line draw:style-name="gr48" draw:text-style-name="P18" draw:layer="layout" svg:x1="3.159cm" svg:y1="20.304cm" svg:x2="3.16cm" svg:y2="20.431cm">
          <text:p/>
        </draw:line>
        <draw:line draw:style-name="gr50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8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8cm" svg:y1="16.24cm" svg:x2="4.048cm" svg:y2="6.33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ndir</text:span></text:p>
          <text:p text:style-name="P6"><text:span text:style-name="T2"/></text:p>
        </draw:line>
        <draw:line draw:style-name="gr4" draw:text-style-name="P7" draw:layer="layout" svg:x1="8.239cm" svg:y1="16.24cm" svg:x2="8.239cm" svg:y2="14.589cm">
          <text:p text:style-name="P6"><text:span text:style-name="T2">spinenable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5.953cm">
          <text:p text:style-name="P6"><text:span text:style-name="T2">dgnd</text:span></text:p>
          <text:p text:style-name="P6"><text:span text:style-name="T2"/></text:p>
        </draw:line>
        <draw:line draw:style-name="gr4" draw:text-style-name="P7" draw:layer="layout" svg:x1="8.793cm" svg:y1="16.24cm" svg:x2="8.747cm" svg:y2="14.335cm">
          <text:p text:style-name="P6"><text:span text:style-name="T2">stepenabl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2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1.37cm" svg:height="0.727cm" svg:x="3.186cm" svg:y="19.315cm">
          <draw:text-box>
            <text:p><text:span text:style-name="T8">dgnd</text:span></text:p>
          </draw:text-box>
        </draw:frame>
        <draw:custom-shape draw:style-name="gr29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359cm" svg:y="18.592cm">
          <draw:text-box>
            <text:p><text:span text:style-name="T2">ERROR</text:span></text:p>
          </draw:text-box>
        </draw:frame>
        <draw:frame draw:style-name="gr30" draw:text-style-name="P19" draw:layer="layout" svg:width="2.159cm" svg:height="0.526cm" svg:x="4.359cm" svg:y="18.847cm">
          <draw:text-box>
            <text:p><text:span text:style-name="T2">HOLDING</text:span></text:p>
          </draw:text-box>
        </draw:frame>
        <draw:custom-shape draw:style-name="gr29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254cm" svg:height="1.016cm" svg:x="6.334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8.874cm" svg:y1="9.382cm" svg:x2="8.874cm" svg:y2="5.953cm">
          <text:p/>
        </draw:line>
        <draw:custom-shape draw:style-name="gr54" draw:text-style-name="P33" draw:layer="layout" svg:width="0.254cm" svg:height="1.524cm" svg:x="16.2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254cm" svg:height="1.524cm" svg:x="5.5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254cm" svg:height="1.524cm" svg:x="12.04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523cm" draw:transform="rotate (1.5685273987673) translate (18.145cm 8.1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27cm" draw:transform="rotate (1.5685273987673) translate (3.921cm 14.4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27cm" draw:transform="rotate (1.5685273987673) translate (3.921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4" draw:layer="layout" svg:width="0.381cm" svg:height="3.177cm" draw:transform="rotate (1.5707963267949) translate (17.889cm 8.647cm)">
          <draw:text-box>
            <text:p><text:span text:style-name="T9">4</text:span></text:p>
            <text:p><text:span text:style-name="T9">3</text:span></text:p>
            <text:p><text:span text:style-name="T9">58</text:span></text:p>
            <text:p><text:span text:style-name="T9">6</text:span></text:p>
            <text:p><text:span text:style-name="T9">7</text:span></text:p>
            <text:p><text:span text:style-name="T9">1</text:span></text:p>
            <text:p><text:span text:style-name="T9">2</text:span></text:p>
            <text:p><text:span text:style-name="T9">b</text:span></text:p>
            <text:p><text:span text:style-name="T9">c</text:span></text:p>
          </draw:text-box>
        </draw:frame>
        <draw:line draw:style-name="gr7" draw:text-style-name="P7" draw:layer="layout" svg:x1="1.635cm" svg:y1="14.589cm" svg:x2="8.239cm" svg:y2="14.589cm">
          <text:p/>
        </draw:line>
        <draw:frame draw:style-name="gr58" draw:text-style-name="P35" draw:layer="layout" svg:width="2.286cm" svg:height="1.27cm" svg:x="21.828cm" svg:y="15.859cm">
          <draw:text-box>
            <text:p><text:span text:style-name="T10">vcc = 5.0VDC</text:span></text:p>
          </draw:text-box>
        </draw:frame>
        <draw:custom-shape draw:style-name="gr47" draw:text-style-name="P5" draw:layer="layout" svg:width="0.889cm" svg:height="0.254cm" draw:transform="rotate (1.5707963267949) translate (1.835cm 15.09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layout" svg:width="0.508cm" svg:height="0.508cm" svg:x="20.939cm" svg:y="8.239cm">
          <text:p text:style-name="P4"><text:span text:style-name="T3">usb</text:span></text:p>
          <text:p text:style-name="P4"><text:span text:style-name="T3">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6" draw:layer="layout" svg:width="0.762cm" svg:height="0.649cm" draw:transform="rotate (1.5707963267949) translate (21.701cm 12.049cm)">
          <draw:text-box>
            <text:p text:style-name="P16"><text:span text:style-name="T11">blu</text:span></text:p>
            <text:p text:style-name="P16"><text:span text:style-name="T11">yel</text:span></text:p>
          </draw:text-box>
        </draw:frame>
        <draw:frame draw:style-name="gr61" draw:text-style-name="P38" draw:layer="layout" svg:width="5.669cm" svg:height="3.821cm" svg:x="0.819cm" svg:y="0.873cm">
          <draw:text-box>
            <text:p text:style-name="P37"><text:span text:style-name="T12">16/2</text:span></text:p>
            <text:p text:style-name="P37"><text:span text:style-name="T12">VIN</text:span><text:span text:style-name="T12"><text:tab/></text:span><text:span text:style-name="T12">ORANGE</text:span></text:p>
            <text:p text:style-name="P37"><text:span text:style-name="T12">GND</text:span><text:span text:style-name="T12"><text:tab/></text:span><text:span text:style-name="T12">BLACK</text:span></text:p>
            <text:p text:style-name="P37"><text:span text:style-name="T12"/></text:p>
            <text:p text:style-name="P37"><text:span text:style-name="T12">22/6</text:span></text:p>
            <text:p text:style-name="P37"><text:span text:style-name="T12">DVCC</text:span><text:span text:style-name="T12"><text:tab/></text:span><text:span text:style-name="T12">RED</text:span></text:p>
            <text:p text:style-name="P37"><text:span text:style-name="T12">DGND</text:span><text:span text:style-name="T12"><text:tab/></text:span><text:span text:style-name="T12">BLACK</text:span><text:span text:style-name="T12"><text:tab/></text:span></text:p>
            <text:p text:style-name="P37"><text:span text:style-name="T12">ENABLE</text:span><text:span text:style-name="T12"><text:tab/></text:span><text:span text:style-name="T12">GREEN</text:span></text:p>
            <text:p text:style-name="P37"><text:span text:style-name="T12">PULSE</text:span><text:span text:style-name="T12"><text:tab/></text:span><text:span text:style-name="T12">WHITE</text:span><text:span text:style-name="T12"><text:tab/></text:span></text:p>
            <text:p text:style-name="P37"><text:span text:style-name="T12">DIRECTION</text:span><text:span text:style-name="T12"><text:tab/></text:span><text:span text:style-name="T12">BLUE</text:span><text:span text:style-name="T12"><text:tab/></text:span></text:p>
            <text:p text:style-name="P37"><text:span text:style-name="T12">LIMIT</text:span><text:span text:style-name="T12"><text:tab/></text:span><text:span text:style-name="T12">BROWN</text:span></text:p>
            <text:p text:style-name="P37"><text:span text:style-name="T12"/></text:p>
            <text:p text:style-name="P37"><text:span text:style-name="T12">DTX</text:span><text:span text:style-name="T12"><text:tab/></text:span><text:span text:style-name="T12">??</text:span></text:p>
            <text:p text:style-name="P37"><text:span text:style-name="T12">DRX</text:span><text:span text:style-name="T12"><text:tab/></text:span><text:span text:style-name="T12">??</text:span></text:p>
            <text:p text:style-name="P37"><text:span text:style-name="T12">PROBE</text:span><text:span text:style-name="T12"><text:tab/></text:span><text:span text:style-name="T12">??</text:span></text:p>
          </draw:text-box>
        </draw:frame>
        <draw:line draw:style-name="gr4" draw:text-style-name="P10" draw:layer="layout" svg:x1="10.525cm" svg:y1="2.556cm" svg:x2="25.385cm" svg:y2="2.556cm">
          <text:p text:style-name="P9"><text:span text:style-name="T2">stepen</text:span></text:p>
          <text:p text:style-name="P9"><text:span text:style-name="T2"/></text:p>
        </draw:line>
        <draw:line draw:style-name="gr4" draw:text-style-name="P7" draw:layer="layout" svg:x1="6.715cm" svg:y1="9.382cm" svg:x2="7.604cm" svg:y2="9.382cm">
          <text:p text:style-name="P6"><text:span text:style-name="T2">stepen</text:span></text:p>
          <text:p text:style-name="P6"><text:span text:style-name="T2"/></text:p>
        </draw:line>
        <draw:line draw:style-name="gr7" draw:text-style-name="P7" draw:layer="layout" svg:x1="6.334cm" svg:y1="9.382cm" svg:x2="6.461cm" svg:y2="9.382cm">
          <text:p/>
        </draw:line>
        <draw:line draw:style-name="gr7" draw:text-style-name="P7" draw:layer="layout" svg:x1="7.604cm" svg:y1="9.509cm" svg:x2="7.604cm" svg:y2="9.382cm">
          <text:p/>
        </draw:line>
        <draw:line draw:style-name="gr7" draw:text-style-name="P7" draw:layer="layout" svg:x1="6.334cm" svg:y1="14.335cm" svg:x2="6.334cm" svg:y2="9.382cm">
          <text:p/>
        </draw:line>
        <draw:line draw:style-name="gr25" draw:text-style-name="P18" draw:layer="layout" svg:x1="4.683cm" svg:y1="14.335cm" svg:x2="10.398cm" svg:y2="14.335cm">
          <text:p/>
        </draw:line>
        <draw:line draw:style-name="gr4" draw:text-style-name="P7" draw:layer="layout" svg:x1="6.588cm" svg:y1="7.096cm" svg:x2="18.78cm" svg:y2="7.096cm">
          <text:p text:style-name="P6"><text:span text:style-name="T2">stepen</text:span></text:p>
          <text:p text:style-name="P6"><text:span text:style-name="T2"/></text:p>
        </draw:line>
        <draw:line draw:style-name="gr11" draw:text-style-name="P1" draw:layer="layout" svg:x1="18.78cm" svg:y1="7.096cm" svg:x2="18.78cm" svg:y2="8.62cm">
          <text:p/>
        </draw:line>
        <draw:line draw:style-name="gr11" draw:text-style-name="P13" draw:layer="layout" svg:x1="4.683cm" svg:y1="7.096cm" svg:x2="6.588cm" svg:y2="7.096cm">
          <text:p/>
        </draw:line>
        <draw:line draw:style-name="gr11" draw:text-style-name="P13" draw:layer="layout" svg:x1="4.684cm" svg:y1="7.096cm" svg:x2="4.683cm" svg:y2="14.335cm">
          <text:p/>
        </draw:line>
        <draw:frame draw:style-name="gr62" draw:text-style-name="P38" draw:layer="layout" svg:width="5.669cm" svg:height="3.048cm" svg:x="5.318cm" svg:y="0.873cm">
          <draw:text-box>
            <text:p text:style-name="P37"><text:span text:style-name="T12">MGND and DGND single-point</text:span></text:p>
            <text:p text:style-name="P37"><text:span text:style-name="T12">connection at power supply</text:span></text:p>
          </draw:text-box>
        </draw:frame>
        <draw:custom-shape draw:style-name="gr63" draw:text-style-name="P5" draw:layer="layout" svg:width="0.889cm" svg:height="0.635cm" draw:transform="rotate (1.5707963267949) translate (1.0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18" draw:layer="layout" svg:x1="2.016cm" svg:y1="15.097cm" svg:x2="2.905cm" svg:y2="16.875cm">
          <text:p/>
        </draw:line>
        <draw:frame draw:style-name="gr65" draw:text-style-name="P40" draw:layer="layout" svg:width="2.756cm" svg:height="3.583cm" svg:x="12.341cm" svg:y="16.24cm">
          <draw:text-box>
            <text:p text:style-name="P39"><text:span text:style-name="T12">X Gantry</text:span></text:p>
            <text:p text:style-name="P39"><text:span text:style-name="T12">1</text:span><text:span text:style-name="T12"><text:tab/></text:span><text:span text:style-name="T12">mgnd</text:span><text:span text:style-name="T12"><text:tab/></text:span><text:span text:style-name="T12">blk</text:span></text:p>
            <text:p text:style-name="P39"><text:span text:style-name="T12">2</text:span><text:span text:style-name="T12"><text:tab/></text:span><text:span text:style-name="T12">vin</text:span><text:span text:style-name="T12"><text:tab/></text:span><text:span text:style-name="T12">org</text:span></text:p>
            <text:p text:style-name="P39"><text:span text:style-name="T12">3</text:span><text:span text:style-name="T12"><text:tab/></text:span><text:span text:style-name="T12">spare</text:span><text:span text:style-name="T12"><text:tab/></text:span><text:span text:style-name="T12">grn</text:span></text:p>
            <text:p text:style-name="P39"><text:span text:style-name="T12">4</text:span><text:span text:style-name="T12"><text:tab/></text:span><text:span text:style-name="T12">probe</text:span><text:span text:style-name="T12"><text:tab/></text:span><text:span text:style-name="T12">brn</text:span></text:p>
            <text:p text:style-name="P39"><text:span text:style-name="T12">5</text:span><text:span text:style-name="T12"><text:tab/></text:span><text:span text:style-name="T12">drx</text:span><text:span text:style-name="T12"><text:tab/></text:span><text:span text:style-name="T12">yel/wht</text:span></text:p>
            <text:p text:style-name="P39"><text:span text:style-name="T12">6</text:span><text:span text:style-name="T12"><text:tab/></text:span><text:span text:style-name="T12">trx</text:span><text:span text:style-name="T12"><text:tab/></text:span><text:span text:style-name="T12">blu</text:span></text:p>
            <text:p text:style-name="P39"><text:span text:style-name="T12">7</text:span><text:span text:style-name="T12"><text:tab/></text:span><text:span text:style-name="T12">dgnd</text:span><text:span text:style-name="T12"><text:tab/></text:span><text:span text:style-name="T12">blk</text:span></text:p>
            <text:p text:style-name="P39"><text:span text:style-name="T12">8</text:span><text:span text:style-name="T12"><text:tab/></text:span><text:span text:style-name="T12">vcc</text:span><text:span text:style-name="T12"><text:tab/></text:span><text:span text:style-name="T12">red</text:span></text:p>
            <text:p text:style-name="P39"><text:span text:style-name="T12">9</text:span><text:span text:style-name="T12"><text:tab/></text:span><text:span text:style-name="T12">zstep</text:span><text:span text:style-name="T12"><text:tab/></text:span><text:span text:style-name="T12">wht</text:span></text:p>
            <text:p text:style-name="P39"><text:span text:style-name="T12">10</text:span><text:span text:style-name="T12"><text:tab/></text:span><text:span text:style-name="T12">zdir</text:span><text:span text:style-name="T12"><text:tab/></text:span><text:span text:style-name="T12">blu</text:span></text:p>
            <text:p text:style-name="P39"><text:span text:style-name="T12">11</text:span><text:span text:style-name="T12"><text:tab/></text:span><text:span text:style-name="T12">zen</text:span><text:span text:style-name="T12"><text:tab/></text:span><text:span text:style-name="T12">grn</text:span></text:p>
            <text:p text:style-name="P39"><text:span text:style-name="T12">12</text:span><text:span text:style-name="T12"><text:tab/></text:span><text:span text:style-name="T12">zlim</text:span><text:span text:style-name="T12"><text:tab/></text:span><text:span text:style-name="T12">brn</text:span></text:p>
          </draw:text-box>
        </draw:frame>
        <draw:frame draw:style-name="gr66" draw:text-style-name="P40" draw:layer="layout" svg:width="2.375cm" svg:height="2.393cm" svg:x="14.83cm" svg:y="16.26cm">
          <draw:text-box>
            <text:p text:style-name="P39"><text:span text:style-name="T12">Y Gantry</text:span></text:p>
            <text:p text:style-name="P39"><text:span text:style-name="T12">1</text:span><text:span text:style-name="T12"><text:tab/></text:span><text:span text:style-name="T12">mgnd</text:span><text:span text:style-name="T12"><text:tab/></text:span><text:span text:style-name="T12">blk</text:span></text:p>
            <text:p text:style-name="P39"><text:span text:style-name="T12">2</text:span><text:span text:style-name="T12"><text:tab/></text:span><text:span text:style-name="T12">vin</text:span><text:span text:style-name="T12"><text:tab/></text:span><text:span text:style-name="T12">org</text:span></text:p>
            <text:p text:style-name="P39"><text:span text:style-name="T12">3</text:span><text:span text:style-name="T12"><text:tab/></text:span><text:span text:style-name="T12">dgnd</text:span><text:span text:style-name="T12"><text:tab/></text:span><text:span text:style-name="T12">blk</text:span></text:p>
            <text:p text:style-name="P39"><text:span text:style-name="T12">4</text:span><text:span text:style-name="T12"><text:tab/></text:span><text:span text:style-name="T12">vin</text:span><text:span text:style-name="T12"><text:tab/></text:span><text:span text:style-name="T12">red</text:span></text:p>
            <text:p text:style-name="P39"><text:span text:style-name="T12">5</text:span><text:span text:style-name="T12"><text:tab/></text:span><text:span text:style-name="T12">xstep</text:span><text:span text:style-name="T12"><text:tab/></text:span><text:span text:style-name="T12">wht</text:span></text:p>
            <text:p text:style-name="P39"><text:span text:style-name="T12">6</text:span><text:span text:style-name="T12"><text:tab/></text:span><text:span text:style-name="T12">xdir</text:span><text:span text:style-name="T12"><text:tab/></text:span><text:span text:style-name="T12">blu</text:span></text:p>
            <text:p text:style-name="P39"><text:span text:style-name="T12">7</text:span><text:span text:style-name="T12"><text:tab/></text:span><text:span text:style-name="T12">xen</text:span><text:span text:style-name="T12"><text:tab/></text:span><text:span text:style-name="T12">grn</text:span></text:p>
            <text:p text:style-name="P39"><text:span text:style-name="T12">8</text:span><text:span text:style-name="T12"><text:tab/></text:span><text:span text:style-name="T12">xlim</text:span><text:span text:style-name="T12"><text:tab/></text:span><text:span text:style-name="T12">brn</text:span></text:p>
          </draw:text-box>
        </draw:frame>
        <draw:frame draw:style-name="gr67" draw:text-style-name="P40" draw:layer="layout" svg:width="2.375cm" svg:height="2.155cm" svg:x="17.167cm" svg:y="16.261cm">
          <draw:text-box>
            <text:p text:style-name="P39"><text:span text:style-name="T12">Rear</text:span></text:p>
            <text:p text:style-name="P39"><text:span text:style-name="T12">1</text:span><text:span text:style-name="T12"><text:tab/></text:span><text:span text:style-name="T12">mgnd</text:span><text:span text:style-name="T12"><text:tab/></text:span><text:span text:style-name="T12">blk</text:span></text:p>
            <text:p text:style-name="P39"><text:span text:style-name="T12">2</text:span><text:span text:style-name="T12"><text:tab/></text:span><text:span text:style-name="T12">vin</text:span><text:span text:style-name="T12"><text:tab/></text:span><text:span text:style-name="T12">org</text:span></text:p>
            <text:p text:style-name="P39"><text:span text:style-name="T12">3</text:span><text:span text:style-name="T12"><text:tab/></text:span><text:span text:style-name="T12">dgnd</text:span><text:span text:style-name="T12"><text:tab/></text:span><text:span text:style-name="T12">blk</text:span></text:p>
            <text:p text:style-name="P39"><text:span text:style-name="T12">4</text:span><text:span text:style-name="T12"><text:tab/></text:span><text:span text:style-name="T12">ystep</text:span><text:span text:style-name="T12"><text:tab/></text:span><text:span text:style-name="T12">wht</text:span></text:p>
            <text:p text:style-name="P39"><text:span text:style-name="T12">5</text:span><text:span text:style-name="T12"><text:tab/></text:span><text:span text:style-name="T12">ydir</text:span><text:span text:style-name="T12"><text:tab/></text:span><text:span text:style-name="T12">blu</text:span></text:p>
            <text:p text:style-name="P39"><text:span text:style-name="T12">6</text:span><text:span text:style-name="T12"><text:tab/></text:span><text:span text:style-name="T12">yen</text:span><text:span text:style-name="T12"><text:tab/></text:span><text:span text:style-name="T12">grn</text:span></text:p>
            <text:p text:style-name="P39"><text:span text:style-name="T12"/></text:p>
          </draw:text-box>
        </draw:frame>
        <draw:line draw:style-name="gr4" draw:text-style-name="P7" draw:layer="layout" svg:x1="6.588cm" svg:y1="6.842cm" svg:x2="19.034cm" svg:y2="6.842cm">
          <text:p text:style-name="P6"><text:span text:style-name="T2">zlim</text:span></text:p>
          <text:p text:style-name="P6"><text:span text:style-name="T2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11-28T11:55:31.503343740</dc:date>
    <meta:editing-duration>P3DT15H58M27S</meta:editing-duration>
    <meta:editing-cycles>165</meta:editing-cycles>
    <meta:generator>LibreOffice/5.1.6.2$Linux_X86_64 LibreOffice_project/10m0$Build-2</meta:generator>
    <meta:printed-by>Craig Hollabaugh</meta:printed-by>
    <meta:print-date>2018-09-29T17:12:34.766756709</meta:print-date>
    <dc:creator>Craig Hollabaugh</dc:creator>
    <meta:document-statistic meta:object-count="265"/>
  </office:meta>
</office:document-meta>
</file>